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_2" table:style-name="ta1">
        <table:shapes>
          <draw:frame draw:z-index="0" draw:style-name="gr1" draw:text-style-name="P1" svg:width="208.61mm" svg:height="116.14mm" svg:x="62.26mm" svg:y="10.03mm">
            <loext:p draw:notify-on-update-of-ranges="fuel_2.A1:fuel_2.A101 fuel_2.B1:fuel_2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8360" calcext:value-type="float">
            <text:p>836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6" calcext:value-type="float">
            <text:p>376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2" calcext:value-type="float">
            <text:p>472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8" calcext:value-type="float">
            <text:p>488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4" calcext:value-type="float">
            <text:p>504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0" calcext:value-type="float">
            <text:p>52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6" calcext:value-type="float">
            <text:p>536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2" calcext:value-type="float">
            <text:p>552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8" calcext:value-type="float">
            <text:p>568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4" calcext:value-type="float">
            <text:p>584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7" calcext:value-type="float">
            <text:p>557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1" calcext:value-type="float">
            <text:p>481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0" calcext:value-type="float">
            <text:p>44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0" calcext:value-type="float">
            <text:p>33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3:22:47.454811559</dc:date>
    <dc:creator>Joshua O'Leary</dc:creator>
    <meta:editing-duration>PT21H1M59S</meta:editing-duration>
    <meta:editing-cycles>3</meta:editing-cycles>
    <meta:generator>LibreOffice/5.0.5.2$Linux_X86_64 LibreOffice_project/00$Build-2</meta:generator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62cm" svg:height="11.615cm" xlink:href=".." xlink:type="simple" chart:class="chart:scatter" chart:style-name="ch1">
        <chart:plot-area chart:style-name="ch2" table:cell-range-address="fuel_2.A1:fuel_2.B101" svg:x="1.428cm" svg:y="0.232cm" svg:width="19.017cm" svg:height="10.17cm">
          <chartooo:coordinate-region svg:x="2.235cm" svg:y="0.431cm" svg:width="17.93cm" svg:height="9.324cm"/>
          <chart:axis chart:dimension="x" chart:name="primary-x" chart:style-name="ch3">
            <chart:title svg:x="10.204cm" svg:y="10.634cm" chart:style-name="ch4">
              <text:p>Iterations</text:p>
            </chart:title>
          </chart:axis>
          <chart:axis chart:dimension="y" chart:name="primary-y" chart:style-name="ch3">
            <chart:title svg:x="0.451cm" svg:y="6.3cm" chart:style-name="ch5">
              <text:p>Cells on Fire</text:p>
            </chart:title>
            <chart:grid chart:style-name="ch6" chart:class="major"/>
          </chart:axis>
          <chart:series chart:style-name="ch7" chart:values-cell-range-address="fuel_2.B1:fuel_2.B101" chart:class="chart:scatter">
            <chart:domain table:cell-range-address="fuel_2.A1:fuel_2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_2.A1:fuel_2.A101</svg:desc>
                </draw:g>
              </table:table-cell>
              <table:table-cell office:value-type="float" office:value="69">
                <text:p>69</text:p>
                <draw:g>
                  <svg:desc>fuel_2.B1:fuel_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